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2000011B00001BBB0000164683A58C71.svm"/>
  <manifest:file-entry manifest:media-type="" manifest:full-path="Pictures/200000A10000160C0000160CB10A11EF.svm"/>
  <manifest:file-entry manifest:media-type="" manifest:full-path="Pictures/2000007A00003C9400003D304D5B2654.svm"/>
  <manifest:file-entry manifest:media-type="" manifest:full-path="Pictures/200000400000371F0000371F413553B6.svm"/>
  <manifest:file-entry manifest:media-type="" manifest:full-path="Pictures/200001BE00002AF800001DC9CB993204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solid" svg:stroke-width="0.031cm" svg:stroke-color="#000000" draw:stroke-linejoin="round" draw:fill="gradient" draw:fill-gradient-name="svggradient10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width="0.029cm" draw:stroke-linejoin="round" draw:fill="gradient" draw:fill-gradient-name="svggradient12"/>
    </style:style>
    <style:style style:name="gr8" style:family="graphic" style:parent-style-name="standard">
      <style:graphic-properties draw:stroke="none" svg:stroke-width="0.024cm" draw:stroke-linejoin="round" draw:fill="solid" draw:fill-color="#9898e9"/>
    </style:style>
    <style:style style:name="gr9" style:family="graphic" style:parent-style-name="standard">
      <style:graphic-properties draw:stroke="solid" svg:stroke-width="0.031cm" svg:stroke-color="#000000" draw:stroke-linejoin="round" draw:fill="gradient" draw:fill-gradient-name="svggradient11" fo:padding-top="0.14cm" fo:padding-bottom="0.14cm" fo:padding-left="0.265cm" fo:padding-right="0.265cm"/>
    </style:style>
    <style:style style:name="gr10" style:family="graphic" style:parent-style-name="standard">
      <style:graphic-properties draw:stroke="solid" svg:stroke-width="0.098cm" svg:stroke-color="#ffffff" draw:stroke-linejoin="round" draw:fill="solid" draw:fill-color="#000000" fo:padding-top="0.174cm" fo:padding-bottom="0.174cm" fo:padding-left="0.299cm" fo:padding-right="0.299cm"/>
    </style:style>
    <style:style style:name="gr11" style:family="graphic" style:parent-style-name="standard">
      <style:graphic-properties draw:stroke="none" svg:stroke-width="0.11cm" draw:stroke-linejoin="round" draw:fill="gradient" draw:fill-gradient-name="svggradient13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61cm" svg:height="3.5cm" svg:x="10.89cm" svg:y="7cm">
          <draw:image xlink:href="Pictures/200000400000371F0000371F413553B6.svm" xlink:type="simple" xlink:show="embed" xlink:actuate="onLoad">
            <text:p/>
          </draw:image>
        </draw:frame>
        <draw:frame draw:style-name="gr1" draw:text-style-name="P1" draw:layer="layout" svg:width="3.389cm" svg:height="3.389cm" svg:x="12.111cm" svg:y="15cm">
          <draw:image xlink:href="Pictures/200000A10000160C0000160CB10A11EF.svm" xlink:type="simple" xlink:show="embed" xlink:actuate="onLoad">
            <text:p/>
          </draw:image>
        </draw:frame>
        <draw:custom-shape draw:style-name="gr2" draw:text-style-name="P1" draw:layer="layout" svg:width="0.604cm" svg:height="0.602cm" svg:x="2.709cm" svg:y="14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2.644cm" svg:height="1.038cm" svg:x="1.856cm" svg:y="3cm">
          <draw:text-box>
            <text:p>Internet</text:p>
          </draw:text-box>
        </draw:frame>
        <draw:line draw:style-name="gr4" draw:text-style-name="P1" draw:layer="layout" svg:x1="13.5cm" svg:y1="15.5cm" svg:x2="13.5cm" svg:y2="10cm">
          <text:p/>
        </draw:line>
        <draw:line draw:style-name="gr4" draw:text-style-name="P1" draw:layer="layout" svg:x1="5cm" svg:y1="5cm" svg:x2="12.5cm" svg:y2="8cm">
          <text:p/>
        </draw:line>
        <draw:frame draw:style-name="gr3" draw:layer="layout" svg:width="2.932cm" svg:height="1.825cm" svg:x="12.568cm" svg:y="6cm">
          <draw:text-box>
            <text:p>UCS DC</text:p>
            <text:p>Master</text:p>
          </draw:text-box>
        </draw:frame>
        <draw:frame draw:style-name="gr3" draw:layer="layout" svg:width="8.571cm" svg:height="1.038cm" svg:x="15cm" svg:y="15.538cm">
          <draw:text-box>
            <text:p>10 workstations (Windows 7)</text:p>
          </draw:text-box>
        </draw:frame>
        <draw:frame draw:style-name="gr1" draw:text-style-name="P1" draw:layer="layout" svg:width="3.098cm" svg:height="3.128cm" svg:x="23.5cm" svg:y="7cm">
          <draw:image xlink:href="Pictures/2000007A00003C9400003D304D5B2654.svm" xlink:type="simple" xlink:show="embed" xlink:actuate="onLoad">
            <text:p/>
          </draw:image>
        </draw:frame>
        <draw:frame draw:style-name="gr3" draw:layer="layout" svg:width="4.693cm" svg:height="1.038cm" svg:x="23cm" svg:y="10.538cm">
          <draw:text-box>
            <text:p>3 laser printers</text:p>
          </draw:text-box>
        </draw:frame>
        <draw:frame draw:style-name="gr1" draw:text-style-name="P1" draw:layer="layout" svg:width="5.499cm" svg:height="3.809cm" svg:x="18.001cm" svg:y="1.191cm">
          <draw:image xlink:href="Pictures/200001BE00002AF800001DC9CB993204.svm" xlink:type="simple" xlink:show="embed" xlink:actuate="onLoad">
            <text:p/>
          </draw:image>
        </draw:frame>
        <draw:frame draw:style-name="gr3" draw:layer="layout" svg:width="3cm" svg:height="1.038cm" svg:x="22.5cm" svg:y="2.5cm">
          <draw:text-box>
            <text:p>streamer</text:p>
          </draw:text-box>
        </draw:frame>
        <draw:line draw:style-name="gr5" draw:text-style-name="P1" draw:layer="layout" svg:x1="14.5cm" svg:y1="8.5cm" svg:x2="20cm" svg:y2="4cm">
          <text:p/>
        </draw:line>
        <draw:line draw:style-name="gr5" draw:text-style-name="P1" draw:layer="layout" svg:x1="15cm" svg:y1="9cm" svg:x2="24cm" svg:y2="9cm">
          <text:p/>
        </draw:line>
        <draw:frame draw:style-name="gr3" draw:text-style-name="P2" draw:layer="layout" svg:width="3.453cm" svg:height="0.78cm" svg:x="16.726cm" svg:y="9cm">
          <draw:text-box>
            <text:p><text:span text:style-name="T1">Printer spooling</text:span></text:p>
          </draw:text-box>
        </draw:frame>
        <draw:frame draw:style-name="gr3" draw:text-style-name="P2" draw:layer="layout" svg:width="6.755cm" svg:height="2.367cm" svg:x="13.432cm" svg:y="12cm">
          <draw:text-box>
            <text:p><text:span text:style-name="T1">Internet access</text:span></text:p>
            <text:p><text:span text:style-name="T1">Groupware access using Outlook</text:span></text:p>
            <text:p><text:span text:style-name="T1">Windows domain services</text:span></text:p>
            <text:p><text:span text:style-name="T1">Access to central file shares</text:span></text:p>
          </draw:text-box>
        </draw:frame>
        <draw:frame draw:style-name="gr3" draw:text-style-name="P2" draw:layer="layout" svg:width="3.122cm" svg:height="1.309cm" svg:x="17.891cm" svg:y="5.5cm">
          <draw:text-box>
            <text:p><text:span text:style-name="T1">Backups on</text:span></text:p>
            <text:p><text:span text:style-name="T1">streamer tape</text:span></text:p>
          </draw:text-box>
        </draw:frame>
        <draw:frame draw:style-name="gr3" draw:text-style-name="P2" draw:layer="layout" svg:width="4.947cm" svg:height="1.309cm" svg:x="7cm" svg:y="7.191cm">
          <draw:text-box>
            <text:p><text:span text:style-name="T1">Internet access</text:span></text:p>
            <text:p><text:span text:style-name="T1">Email retrieval from ISP</text:span></text:p>
          </draw:text-box>
        </draw:frame>
        <draw:frame draw:style-name="gr1" draw:text-style-name="P1" draw:layer="layout" svg:width="2.569cm" svg:height="2.392cm" svg:x="5.431cm" svg:y="4.108cm">
          <draw:image xlink:href="Pictures/2000011B00001BBB0000164683A58C71.svm" xlink:type="simple" xlink:show="embed" xlink:actuate="onLoad">
            <text:p/>
          </draw:image>
        </draw:frame>
        <draw:line draw:style-name="gr5" draw:text-style-name="P1" draw:layer="layout" svg:x1="4cm" svg:y1="14.5cm" svg:x2="12.5cm" svg:y2="9.5cm">
          <text:p/>
        </draw:line>
        <draw:frame draw:style-name="gr3" draw:text-style-name="P2" draw:layer="layout" svg:width="4.037cm" svg:height="1.309cm" svg:x="7.5cm" svg:y="12.191cm">
          <draw:text-box>
            <text:p><text:span text:style-name="T1">Groupware access</text:span></text:p>
            <text:p><text:span text:style-name="T1">by mobile devices</text:span></text:p>
          </draw:text-box>
        </draw:frame>
        <draw:frame draw:style-name="gr1" draw:text-style-name="P1" draw:layer="layout" svg:width="2.569cm" svg:height="2.392cm" svg:x="4.5cm" svg:y="12cm">
          <draw:image xlink:href="Pictures/2000011B00001BBB0000164683A58C71.svm" xlink:type="simple" xlink:show="embed" xlink:actuate="onLoad">
            <text:p/>
          </draw:image>
        </draw:frame>
        <draw:path draw:style-name="gr6" draw:layer="layout" svg:width="0.999cm" svg:height="1.889cm" svg:x="2.5cm" svg:y="14cm" svg:viewBox="0 0 1000 1890" svg:d="m500 1890h446c30 0 54-24 54-54v-1782c0-30-24-54-54-54h-892c-30 0-54 24-54 54v1782c0 30 24 54 54 54z">
          <text:p/>
        </draw:path>
        <draw:path draw:style-name="gr7" draw:layer="layout" svg:width="0.943cm" svg:height="1.783cm" svg:x="2.526cm" svg:y="14.053cm" svg:viewBox="0 0 944 1784" svg:d="m472 1784h421c28 0 51-23 51-51v-1682c0-28-23-51-51-51h-842c-28 0-51 23-51 51v1682c0 28 23 51 51 51z">
          <text:p/>
        </draw:path>
        <draw:path draw:style-name="gr8" draw:layer="layout" svg:width="0.899cm" svg:height="1.255cm" svg:x="2.548cm" svg:y="14.321cm" svg:viewBox="0 0 900 1256" svg:d="m450 1256h421c16 0 29-13 29-29v-1198c0-16-13-29-29-29h-842c-16 0-29 13-29 29v1198c0 16 13 29 29 29z">
          <text:p/>
        </draw:path>
        <draw:path draw:style-name="gr9" draw:layer="layout" svg:width="0.198cm" svg:height="0.201cm" svg:x="2.899cm" svg:y="15.613cm" svg:viewBox="0 0 199 202" svg:d="m199 101v0 0c0 56-45 101-100 101s-99-45-99-101v0 0 0c0-56 44-101 99-101s100 45 100 101z">
          <text:p/>
        </draw:path>
        <draw:polygon draw:style-name="gr10" draw:layer="layout" svg:width="0.082cm" svg:height="0.09cm" svg:x="2.956cm" svg:y="15.669cm" svg:viewBox="0 0 83 91" draw:points="42,91 0,91 0,0 83,0 83,91">
          <text:p/>
        </draw:polygon>
        <draw:path draw:style-name="gr11" draw:layer="layout" svg:width="0.182cm" svg:height="0.047cm" svg:x="2.897cm" svg:y="14.187cm" svg:viewBox="0 0 183 48" svg:d="m91 48h80c6 0 12-5 12-12v-24c0-7-6-12-12-12h-159c-7 0-12 5-12 12v24c0 7 5 12 12 12z">
          <text:p/>
        </draw:path>
        <draw:custom-shape draw:style-name="gr2" draw:text-style-name="P1" draw:layer="layout" svg:width="4cm" svg:height="4cm" svg:x="1.4cm" svg:y="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2.644cm" svg:height="1.038cm" svg:x="1.856cm" svg:y="2.962cm">
          <draw:text-box>
            <text:p>Interne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svggradient10" draw:style="ellipsoid" draw:cx="50%" draw:cy="50%" draw:start-color="#a09f9e" draw:end-color="#e7e4e4" draw:start-intensity="100%" draw:end-intensity="100%" draw:angle="0" draw:border="0%"/>
    <draw:gradient draw:name="svggradient11" draw:style="ellipsoid" draw:cx="50%" draw:cy="50%" draw:start-color="#000000" draw:end-color="#757c7c" draw:start-intensity="100%" draw:end-intensity="100%" draw:angle="0" draw:border="0%"/>
    <draw:gradient draw:name="svggradient12" draw:style="linear" draw:start-color="#7f7f7f" draw:end-color="#000000" draw:start-intensity="100%" draw:end-intensity="100%" draw:angle="0" draw:border="0%"/>
    <draw:gradient draw:name="svggradient13" draw:style="linear" draw:start-color="#000200" draw:end-color="#acaeb0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0-13T10:13:45</meta:creation-date>
    <dc:date>2012-06-25T14:00:45</dc:date>
    <meta:editing-duration>PT00H40M34S</meta:editing-duration>
    <meta:editing-cycles>5</meta:editing-cycles>
    <meta:generator>OpenOffice.org/3.2$Unix OpenOffice.org_project/320m19$Build-9505</meta:generator>
    <meta:document-statistic meta:object-count="30"/>
  </office:meta>
</office:document-meta>
</file>